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CA000001F2F63EA5C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92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-10%" draw:contrast="22%" draw:gamma="100%" draw:red="0%" draw:green="0%" draw:blue="0%" fo:clip="rect(3.98cm, 8.456cm, 0cm, 0.83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默认">
        <draw:frame draw:style-name="gr1" draw:text-style-name="P1" draw:layer="layout" svg:width="12.663cm" svg:height="14.682cm" svg:x="1.35cm" svg:y="1.41cm">
          <draw:image xlink:href="Pictures/10000201000001CA000001F2F63EA5CB.png" xlink:type="simple" xlink:show="embed" xlink:actuate="onLoad">
            <text:p/>
          </draw:image>
        </draw:frame>
        <draw:frame draw:style-name="gr2" draw:text-style-name="P1" draw:layer="layout" svg:width="3.339cm" svg:height="10.247cm" svg:x="2.377cm" svg:y="5.796cm">
          <draw:image xlink:href="Pictures/10000201000001CA000001F2F63EA5C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05-25T11:15:59</meta:creation-date>
    <dc:date>2012-05-25T11:22:48</dc:date>
    <meta:editing-duration>PT00H06M50S</meta:editing-duration>
    <meta:editing-cycles>1</meta:editing-cycles>
    <meta:document-statistic meta:object-count="2"/>
    <meta:generator>OpenOffice.org/3.0$Linux OpenOffice.org_project/300m15$Build-9379</meta:generator>
  </office:meta>
</office:document-meta>
</file>